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 style:list-style-name="L1">
      <style:paragraph-properties style:writing-mode="lr-tb"/>
    </style:style>
    <style:style style:name="P4" style:family="paragraph" style:parent-style-name="Standard" style:list-style-name="L2">
      <style:paragraph-properties style:writing-mode="lr-tb"/>
    </style:style>
    <style:style style:name="P5" style:family="paragraph" style:parent-style-name="Standard">
      <style:paragraph-properties fo:text-align="center" style:justify-single-word="false" style:writing-mode="lr-tb"/>
    </style:style>
    <style:style style:name="P6" style:family="paragraph" style:parent-style-name="Standard" style:list-style-name="L3">
      <style:paragraph-properties style:writing-mode="lr-tb"/>
    </style:style>
    <style:style style:name="P7" style:family="paragraph" style:parent-style-name="Standard" style:master-page-name="">
      <style:paragraph-properties fo:margin-left="1.217cm" fo:margin-right="0cm" fo:text-indent="0cm" style:auto-text-indent="false" style:page-number="auto" style:writing-mode="lr-tb"/>
    </style:style>
    <style:style style:name="T1" style:family="text">
      <style:text-properties style:font-name="serif" fo:font-size="13.5pt"/>
    </style:style>
    <style:style style:name="T2" style:family="text">
      <style:text-properties style:font-name="serif" fo:font-size="8.25pt"/>
    </style:style>
    <style:style style:name="T3" style:family="text">
      <style:text-properties style:font-name="serif" fo:font-size="11.25pt"/>
    </style:style>
    <style:style style:name="T4" style:family="text">
      <style:text-properties style:font-name="serif" fo:font-size="9.75pt"/>
    </style:style>
    <style:style style:name="T5" style:family="text">
      <style:text-properties style:font-name="serif" fo:font-size="6pt"/>
    </style:style>
    <style:style style:name="T6" style:family="text">
      <style:text-properties style:font-name="sans-serif" fo:font-size="17.25pt"/>
    </style:style>
    <text:list-style style:name="L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SIMULACIJA TESTOV (1)</text:span></text:p>
      <text:p text:style-name="P5"><text:span text:style-name="T6"/></text:p>
      <text:p text:style-name="P5"><text:span text:style-name="T6"/></text:p>
      <text:list xml:id="list3579710780943342126" text:style-name="L3">
        <text:list-item>
          <text:p text:style-name="P6"><text:span text:style-name="T1">Indicare quale tra questi elementi può espandere</text:span><text:line-break/><text:span text:style-name="T1">l’ottetto.</text:span><text:line-break/><text:span text:style-name="T1">A)</text:span> <text:span text:style-name="T1">azoto</text:span><text:line-break/><text:span text:style-name="T1">B)</text:span> <text:span text:style-name="T1">fosforo</text:span><text:line-break/><text:span text:style-name="T1">C)</text:span> <text:span text:style-name="T1">ossigeno</text:span><text:line-break/><text:span text:style-name="T1">D)</text:span> <text:span text:style-name="T1">fluoro</text:span></text:p>
          <text:p text:style-name="P6"><text:line-break/><text:span text:style-name="T1">2.</text:span> <text:span text:style-name="T1">Indicare l’affermazione ERRATA che riguarda</text:span><text:line-break/><text:span text:style-name="T1">gli elementi F, Cl, Br.</text:span><text:line-break/><text:span text:style-name="T1">A)</text:span> <text:span text:style-name="T1">sono chiamati “alogeni”</text:span><text:line-break/><text:span text:style-name="T1">B)</text:span> <text:span text:style-name="T1">sono tutti gas a temperatura ambiente</text:span><text:line-break/><text:span text:style-name="T1">C)</text:span> <text:span text:style-name="T1">sono simili dal punto di vista chimico</text:span><text:line-break/><text:span text:style-name="T1">D)</text:span> <text:span text:style-name="T1">hanno una notevole elettronegatività</text:span></text:p>
          <text:p text:style-name="P6"><text:line-break/><text:span text:style-name="T1">3.</text:span> <text:span text:style-name="T1">Indicare fra le seguenti coppie quella costituita</text:span><text:line-break/><text:span text:style-name="T1">da ioni isoelettronici.</text:span><text:line-break/><text:span text:style-name="T1">A)</text:span> <text:span text:style-name="T1">F</text:span>‒<text:span text:style-name="T1">, Br</text:span>‒<text:line-break/><text:span text:style-name="T1">B)</text:span> <text:span text:style-name="T1">Ca</text:span><text:span text:style-name="T2">2+</text:span><text:span text:style-name="T1">, Ba</text:span><text:span text:style-name="T2">2+</text:span><text:line-break/><text:span text:style-name="T1">C)</text:span> <text:span text:style-name="T1">F</text:span>‒<text:span text:style-name="T1">, Ca</text:span><text:span text:style-name="T2">2+</text:span><text:line-break/><text:span text:style-name="T1">D)</text:span> <text:span text:style-name="T1">F</text:span>‒<text:span text:style-name="T1">, Al</text:span><text:span text:style-name="T2">3+</text:span></text:p>
          <text:p text:style-name="P6"><text:line-break/><text:span text:style-name="T1">4.</text:span> <text:span text:style-name="T1">Il consumo basale di ossigeno di un individuo</text:span><text:line-break/><text:span text:style-name="T1">normale è di 16,0 mol al giorno. Quale volume di aria</text:span><text:line-break/><text:span text:style-name="T1">(in m</text:span><text:span text:style-name="T2">3</text:span><text:span text:style-name="T1">) contiene questa quantità di O</text:span><text:span text:style-name="T2">2</text:span> <text:span text:style-name="T1">(a 1,01</text:span> ∙<text:span text:style-name="T1">10</text:span><text:span text:style-name="T2">5</text:span> <text:span text:style-name="T1">Pa</text:span><text:line-break/><text:span text:style-name="T1">e 298,15 K), sapendo che il suo contenuto di O</text:span><text:span text:style-name="T2">2</text:span> <text:span text:style-name="T1">è</text:span><text:line-break/><text:span text:style-name="T1">21,0% (v/v)?</text:span><text:line-break/><text:span text:style-name="T1">A)</text:span> <text:span text:style-name="T1">3,88</text:span><text:line-break/><text:span text:style-name="T1">B)</text:span> <text:span text:style-name="T1">1,51</text:span><text:line-break/><text:span text:style-name="T1">C)</text:span> <text:span text:style-name="T1">1,86</text:span><text:line-break/><text:span text:style-name="T1">D)</text:span> <text:span text:style-name="T1">2,44</text:span></text:p>
          <text:p text:style-name="P6"><text:line-break/><text:span text:style-name="T1">5.</text:span> <text:span text:style-name="T1">Per reazione tra un ossido di un non metallo e</text:span><text:line-break/><text:span text:style-name="T1">l’acqua si può ottenere:</text:span><text:line-break/><text:span text:style-name="T1">A)</text:span> <text:span text:style-name="T1">un idracido</text:span><text:line-break/><text:span text:style-name="T1">B)</text:span> <text:span text:style-name="T1">un sale</text:span><text:line-break/><text:span text:style-name="T1">C)</text:span> <text:span text:style-name="T1">un acido ossigenato</text:span><text:line-break/><text:span text:style-name="T1">D)</text:span> <text:span text:style-name="T1">un idrossido</text:span></text:p>
          <text:p text:style-name="P6"><text:span text:style-name="T1"/></text:p>
        </text:list-item>
      </text:list>
      <text:p text:style-name="P1"><text:span text:style-name="T1"/></text:p>
      <text:p text:style-name="P1"><text:span text:style-name="T1"/></text:p>
      <text:list xml:id="list42413092" text:continue-numbering="true" text:style-name="L3">
        <text:list-header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oft-page-break/><text:span text:style-name="T1">6.</text:span> <text:span text:style-name="T1">3,0 moli di un idrocarburo di formula C</text:span><text:span text:style-name="T2">2</text:span><text:span text:style-name="T1">H</text:span><text:span text:style-name="T2">x</text:span><text:line-break/><text:span text:style-name="T1">reagiscono con ossigeno secondo la reazione:</text:span><text:line-break/><text:span text:style-name="T1">C</text:span><text:span text:style-name="T2">2</text:span><text:span text:style-name="T1">H</text:span><text:span text:style-name="T2">x</text:span> <text:span text:style-name="T1">+ (2 + x/4) O</text:span><text:span text:style-name="T2">2</text:span> → <text:span text:style-name="T1">2 CO</text:span><text:span text:style-name="T2">2</text:span> <text:span text:style-name="T1">+ (x/2) H</text:span><text:span text:style-name="T2">2</text:span><text:span text:style-name="T1">O.</text:span><text:line-break/><text:span text:style-name="T1">Sapendo che si producono 6,0 moli di acqua,</text:span><text:line-break/><text:span text:style-name="T1">determinare la formula dell’idrocarburo.</text:span><text:line-break/><text:span text:style-name="T1">A)</text:span> <text:span text:style-name="T1">C</text:span><text:span text:style-name="T2">2</text:span><text:span text:style-name="T1">H</text:span><text:span text:style-name="T2">8</text:span><text:line-break/><text:span text:style-name="T1">B)</text:span> <text:span text:style-name="T1">C</text:span><text:span text:style-name="T2">2</text:span><text:span text:style-name="T1">H</text:span><text:span text:style-name="T2">6</text:span><text:line-break/><text:span text:style-name="T1">C)</text:span> <text:span text:style-name="T1">C</text:span><text:span text:style-name="T2">2</text:span><text:span text:style-name="T1">H</text:span><text:span text:style-name="T2">4</text:span><text:line-break/><text:span text:style-name="T1">D)</text:span> <text:span text:style-name="T1">C</text:span><text:span text:style-name="T2">2</text:span><text:span text:style-name="T1">H</text:span><text:span text:style-name="T2">2</text:span></text:p>
          <text:p text:style-name="P6"><text:line-break/><text:span text:style-name="T1">7.</text:span> <text:span text:style-name="T1">Indicare quale tra i seguenti elementi presenta</text:span><text:line-break/><text:span text:style-name="T1">maggiore elettronegatività.</text:span><text:line-break/><text:span text:style-name="T1">A)</text:span> <text:span text:style-name="T1">S</text:span><text:line-break/><text:span text:style-name="T1">B)</text:span> <text:span text:style-name="T1">Al</text:span><text:line-break/><text:span text:style-name="T1">C)</text:span> <text:span text:style-name="T1">Si</text:span><text:line-break/><text:span text:style-name="T1">D)</text:span> <text:span text:style-name="T1">P</text:span></text:p>
          <text:p text:style-name="P6"><text:line-break/><text:span text:style-name="T1">8.</text:span> <text:span text:style-name="T1">Indicare il valore di pH più plausibile per una</text:span><text:line-break/><text:span text:style-name="T1">soluzione acquosa contenente NH</text:span><text:span text:style-name="T2">4</text:span><text:span text:style-name="T1">Cl.</text:span><text:line-break/><text:span text:style-name="T1">A)</text:span> <text:span text:style-name="T1">7,0</text:span><text:line-break/><text:span text:style-name="T1">B)</text:span> <text:span text:style-name="T1">9,2</text:span><text:line-break/><text:span text:style-name="T1">C)</text:span> <text:span text:style-name="T1">5,3</text:span><text:line-break/><text:span text:style-name="T1">D)</text:span> <text:span text:style-name="T1">11,4</text:span></text:p>
          <text:p text:style-name="P6"><text:line-break/><text:span text:style-name="T1">9.</text:span> <text:span text:style-name="T1">Un comune metodo di laboratorio per produrre</text:span><text:line-break/><text:span text:style-name="T1">ossigeno gassoso è scaldare il clorato di potassio,</text:span><text:line-break/><text:span text:style-name="T1">KClO</text:span><text:span text:style-name="T2">3</text:span><text:span text:style-name="T1">. La reazione bilanciata è la seguente:</text:span><text:line-break/><text:span text:style-name="T1">2 KClO</text:span><text:span text:style-name="T2">3</text:span> <text:span text:style-name="T2">(s)</text:span> → <text:span text:style-name="T1">2 KCl</text:span> <text:span text:style-name="T2">(s)</text:span> <text:span text:style-name="T1">+ 3 O</text:span><text:span text:style-name="T2">2</text:span> <text:span text:style-name="T2">(g)</text:span><text:line-break/><text:span text:style-name="T1">Calcolare quanti grammi di KClO</text:span><text:span text:style-name="T2">3</text:span> <text:span text:style-name="T1">devono essere</text:span><text:line-break/><text:span text:style-name="T1">decomposti per produrre 10,0 g di O</text:span><text:span text:style-name="T2">2</text:span><text:span text:style-name="T1">.</text:span><text:line-break/><text:span text:style-name="T1">A)</text:span> <text:span text:style-name="T1">4,50 g</text:span><text:line-break/><text:span text:style-name="T1">B)</text:span> <text:span text:style-name="T1">25,5 g</text:span><text:line-break/><text:span text:style-name="T1">C)</text:span> <text:span text:style-name="T1">7,10 g</text:span><text:line-break/><text:span text:style-name="T1">D)</text:span> <text:span text:style-name="T1">39,6 g</text:span></text:p>
          <text:p text:style-name="P6"><text:line-break/><text:span text:style-name="T1">10.</text:span> <text:span text:style-name="T1">Un recipiente dal volume di 1,00 L, contenente il</text:span><text:line-break/><text:span text:style-name="T1">gas A alla pressione di 1,00 bar, viene connesso ad un</text:span><text:line-break/><text:span text:style-name="T1">altro recipiente dal volume di 3,00 L, contenente il gas</text:span><text:line-break/><text:span text:style-name="T1">B alla pressione di 3,00 bar. La temperatura viene</text:span><text:line-break/><text:span text:style-name="T1">mantenuta costante. Quale è la pressione totale finale?</text:span><text:line-break/><text:span text:style-name="T1">A)</text:span> <text:span text:style-name="T1">2,50 bar</text:span><text:line-break/><text:span text:style-name="T1">B)</text:span> <text:span text:style-name="T1">4,00 bar</text:span><text:line-break/><text:span text:style-name="T1">C)</text:span> <text:span text:style-name="T1">1,00 bar</text:span><text:line-break/><text:span text:style-name="T1">D)</text:span> <text:span text:style-name="T1">3,00 bar</text:span></text:p>
          <text:p text:style-name="P6"><text:span text:style-name="T1"/></text:p>
          <text:p text:style-name="P6"><text:span text:style-name="T1"/></text:p>
          <text:p text:style-name="P6"><text:line-break/><text:soft-page-break/><text:span text:style-name="T1">11.</text:span> <text:span text:style-name="T1">Qual è il numero di ossidazione medio del</text:span><text:line-break/><text:span text:style-name="T1">carbonio nella molecola del butanolo</text:span><text:line-break/><text:span text:style-name="T1">CH</text:span><text:span text:style-name="T2">3</text:span><text:span text:style-name="T1">CH</text:span><text:span text:style-name="T2">2</text:span><text:span text:style-name="T1">CH</text:span><text:span text:style-name="T2">2</text:span><text:span text:style-name="T1">CH</text:span><text:span text:style-name="T2">2</text:span><text:span text:style-name="T1">OH?</text:span><text:line-break/><text:span text:style-name="T1">A)</text:span> <text:span text:style-name="T1">+2</text:span><text:line-break/><text:span text:style-name="T1">B)</text:span> ‒<text:span text:style-name="T1">2</text:span><text:line-break/><text:span text:style-name="T1">C)</text:span> ‒<text:span text:style-name="T1">1,5</text:span><text:line-break/><text:span text:style-name="T1">D)</text:span> ‒<text:span text:style-name="T1">3</text:span></text:p>
          <text:p text:style-name="P6"><text:line-break/><text:span text:style-name="T1">12.</text:span> <text:span text:style-name="T1">5,00 L di una sostanza gassosa X misurati alla</text:span><text:line-break/><text:span text:style-name="T1">temperatura di 310 K e alla pressione di 2,1</text:span> ∙<text:span text:style-name="T1">10</text:span><text:span text:style-name="T2">5</text:span> <text:span text:style-name="T1">Pa,</text:span><text:line-break/><text:span text:style-name="T1">hanno lo stesso peso di 2,50 L di ossigeno molecolare</text:span><text:line-break/><text:span text:style-name="T1">misurati nelle stesse condizioni di temperatura e</text:span><text:line-break/><text:span text:style-name="T1">pressione. Calcolare la massa molare del gas.</text:span><text:line-break/><text:span text:style-name="T1">A)</text:span> <text:span text:style-name="T1">85,7 g/mol</text:span><text:line-break/><text:span text:style-name="T1">B)</text:span> <text:span text:style-name="T1">16,0 g/mol</text:span><text:line-break/><text:span text:style-name="T1">C)</text:span> <text:span text:style-name="T1">44,9 g/mol</text:span><text:line-break/><text:span text:style-name="T1">D)</text:span> <text:span text:style-name="T1">76,3 g/mol</text:span></text:p>
          <text:p text:style-name="P6"><text:line-break/><text:span text:style-name="T1">13.</text:span> <text:span text:style-name="T1">Il catione monopositivo di un elemento del</text:span><text:line-break/><text:span text:style-name="T1">primo gruppo della tavola periodica ha una</text:span><text:line-break/><text:span text:style-name="T1">configurazione elettronica analoga:</text:span><text:line-break/><text:span text:style-name="T1">A)</text:span> <text:span text:style-name="T1">al gas nobile che precede tale elemento</text:span><text:line-break/><text:span text:style-name="T1">B)</text:span> <text:span text:style-name="T1">al gas nobile che segue tale elemento</text:span><text:line-break/><text:span text:style-name="T1">C)</text:span> <text:span text:style-name="T1">a un alogeno</text:span><text:line-break/><text:span text:style-name="T1">D)</text:span> <text:span text:style-name="T1">al metallo alcalino che lo precede</text:span> </text:p>
        </text:list-header>
      </text:list>
      <text:p text:style-name="P1"/>
      <text:list xml:id="list3033255943472492146" text:style-name="L1">
        <text:list-header>
          <text:p text:style-name="P3"><text:span text:style-name="T1">14. Una massa di KNO</text:span><text:span text:style-name="T2">3</text:span> <text:span text:style-name="T1">viene ridotta secondo la reazione</text:span><text:line-break/><text:span text:style-name="T1">3 NO</text:span><text:span text:style-name="T2">3</text:span>‒ <text:span text:style-name="T1">+ 8 Al</text:span> <text:span text:style-name="T2">(s)</text:span> <text:span text:style-name="T1">+ 5 OH</text:span>‒ <text:span text:style-name="T1">+ 2 H</text:span><text:span text:style-name="T2">2</text:span><text:span text:style-name="T1">O</text:span> → <text:span text:style-name="T1">8 AlO</text:span><text:span text:style-name="T2">2</text:span>‒ <text:span text:style-name="T1">+ 3 NH</text:span><text:span text:style-name="T2">3</text:span><text:line-break/><text:span text:style-name="T1">L’ammoniaca è rimossa per distillazione e reagisce completamente con 12,5 mL di HCl 0,100 M. Calcolare i</text:span><text:line-break/><text:span text:style-name="T1">grammi di KNO</text:span><text:span text:style-name="T2">3</text:span> <text:span text:style-name="T1">iniziali.</text:span><text:line-break/><text:span text:style-name="T1">A)</text:span> <text:span text:style-name="T1">0,374</text:span><text:line-break/><text:span text:style-name="T1">B)</text:span> <text:span text:style-name="T1">0,126</text:span><text:line-break/><text:span text:style-name="T1">C)</text:span> <text:span text:style-name="T1">0,985</text:span><text:line-break/><text:span text:style-name="T1">D)</text:span> <text:span text:style-name="T1">1,020</text:span> </text:p>
        </text:list-header>
      </text:list>
      <text:p text:style-name="P1"/>
      <text:p text:style-name="P7"><text:span text:style-name="T1">15. Quanti grammi di ossigeno si ottengono decomponendo quantitativamente 90 g di glucosio (C</text:span> <text:span text:style-name="T2">6</text:span><text:span text:style-name="T1">H</text:span><text:span text:style-name="T2">12</text:span><text:span text:style-name="T1">O</text:span><text:span text:style-name="T2">6</text:span><text:span text:style-name="T1">)?</text:span><text:line-break/><text:span text:style-name="T1">A)</text:span> <text:span text:style-name="T1">36 g</text:span><text:line-break/><text:span text:style-name="T1">B)</text:span> <text:span text:style-name="T1">52 g</text:span><text:line-break/><text:span text:style-name="T1">C)</text:span> <text:span text:style-name="T1">29 g</text:span><text:line-break/><text:span text:style-name="T1">D)</text:span> <text:span text:style-name="T1">48 g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ra Segina</meta:initial-creator>
    <meta:creation-date>2022-12-12T15:11:13.02</meta:creation-date>
    <dc:date>2022-12-15T22:19:17.97</dc:date>
    <dc:creator>Petra Segina</dc:creator>
    <meta:editing-duration>PT1H8M12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3" meta:paragraph-count="16" meta:word-count="574" meta:character-count="3065"/>
  </office:meta>
</office:document-meta>
</file>